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mpfsystem basierend auf 4 Zusätze:</text:p>
      <text:list xml:id="list32505648" text:style-name="L1">
        <text:list-item>
          <text:p text:style-name="P1">Zusatzkarten – Verstärken den Angriff</text:p>
        </text:list-item>
        <text:list-item>
          <text:p text:style-name="P1">Angriffsstoß – verdoppelt den Angriff</text:p>
        </text:list-item>
        <text:list-item>
          <text:p text:style-name="P1">Stabilität – bestimmt die Maximalstärke</text:p>
        </text:list-item>
        <text:list-item>
          <text:p text:style-name="P1">Spezialangriff – greift die Stabilität des Gegners an.</text:p>
        </text:list-item>
      </text:list>
      <text:p text:style-name="Standard"/>
      <text:p text:style-name="Standard">Der Kampfablauf ist folgender:</text:p>
      <text:list xml:id="list32666909" text:style-name="L2">
        <text:list-item>
          <text:p text:style-name="P2">der Stoß besitzt eine Stärke, welches von der Waffe und dem Level des Angreifers herzuführen ist</text:p>
        </text:list-item>
        <text:list-item>
          <text:p text:style-name="P2">Der Angreifer kann nun den Stoß mit Zusatzkarten verstärken</text:p>
        </text:list-item>
        <text:list-item>
          <text:p text:style-name="P2">Nun muss die notwendige Stabilität hinzugefügt werden, damit Angriff auch trifft.</text:p>
        </text:list-item>
        <text:list-item>
          <text:p text:style-name="P2">Anschließend kann er mit Angriffsstößen mehrfach den Stoß ausführen</text:p>
        </text:list-item>
        <text:list-item>
          <text:p text:style-name="P2">Der Stoß mit nun mit der Stabilität des Gegners verglichen.</text:p>
        </text:list-item>
        <text:list-item>
          <text:p text:style-name="P2">Ist die Stabilität größer kann man sie mit Spezialangriffen verkleinern um so den Stoß durchgehen zu lassen.</text:p>
        </text:list-item>
        <text:list-item>
          <text:p text:style-name="P2">Kommt der Stoß durch so wird die Stärke von den Leben abgezogen.</text:p>
        </text:list-item>
      </text:list>
      <text:p text:style-name="Standard"/>
      <text:p text:style-name="Standard">Die Werte:</text:p>
      <text:list xml:id="list33384981" text:style-name="L3">
        <text:list-item>
          <text:p text:style-name="P3">Waffenschaden – ist von Waffe zu Waffe unterschiedlich</text:p>
        </text:list-item>
        <text:list-item>
          <text:p text:style-name="P3">Level – wir im Laufe des Spiel von selbst steigen</text:p>
        </text:list-item>
        <text:list-item>
          <text:p text:style-name="P3">Stärke(Waffenschaden*Level) – Bestimmt den Standardschaden eines Stoßes 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31T10:34:26.76</meta:creation-date>
    <dc:date>2011-08-31T20:27:37.32</dc:date>
    <meta:editing-duration>PT7H19M49S</meta:editing-duration>
    <meta:editing-cycles>2</meta:editing-cycles>
    <meta:generator>LibreOffice/3.4$Win32 LibreOffice_project/340m1$Build-203</meta:generator>
    <meta:document-statistic meta:table-count="0" meta:image-count="0" meta:object-count="0" meta:page-count="1" meta:paragraph-count="17" meta:word-count="157" meta:character-count="966" meta:non-whitespace-character-count="839"/>
  </office:meta>
</office:document-meta>
</file>